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16.00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3" style:family="paragraph" style:parent-style-name="Table_20_Contents">
      <style:paragraph-properties fo:margin-top="0cm" fo:margin-bottom="0cm" style:contextual-spacing="false" fo:line-height="138%" fo:text-align="justify" style:justify-single-word="false" style:writing-mode="lr-tb"/>
    </style:style>
    <style:style style:name="P4" style:family="paragraph" style:parent-style-name="Text_20_body">
      <style:paragraph-properties fo:margin-top="0cm" fo:margin-bottom="0cm" style:contextual-spacing="false"/>
    </style:style>
    <style:style style:name="P5"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6" style:family="paragraph" style:parent-style-name="Text_20_body">
      <style:paragraph-properties fo:margin-left="0.476cm" fo:margin-right="0cm" fo:margin-top="0cm" fo:margin-bottom="0cm" style:contextual-spacing="false" fo:line-height="138%" fo:text-align="center" style:justify-single-word="false" fo:text-indent="0cm" style:auto-text-indent="false" style:writing-mode="lr-tb"/>
    </style:style>
    <style:style style:name="P7" style:family="paragraph" style:parent-style-name="Text_20_body">
      <style:paragraph-properties fo:margin-left="0.476cm" fo:margin-right="0cm" fo:margin-top="0cm" fo:margin-bottom="0cm" style: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left="0.476cm" fo:margin-right="0cm" fo:margin-top="0cm" fo:margin-bottom="0cm" style:contextual-spacing="false" fo:line-height="138%" fo:text-align="center" style:justify-single-word="false" fo:text-indent="0cm" style:auto-text-indent="false" style:writing-mode="lr-tb"/>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10" style:family="paragraph" style:parent-style-name="Text_20_body">
      <style:paragraph-properties fo:margin-top="0cm" fo:margin-bottom="0cm" style:contextual-spacing="false" fo:line-height="115%" fo:text-align="center" style:justify-single-word="false" style:writing-mode="lr-tb"/>
    </style:style>
    <style:style style:name="P11" style:family="paragraph" style:parent-style-name="Text_20_body">
      <style:paragraph-properties fo:margin-top="0cm" fo:margin-bottom="0.282cm" style:contextual-spacing="false" fo:line-height="138%" fo:text-align="justify" style:justify-single-word="false" style:writing-mode="lr-tb"/>
    </style:style>
    <style:style style:name="P12"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13"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1a1c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style="italic"/>
    </style:style>
    <style:style style:name="T13" style:family="text">
      <style:text-properties officeooo:rsid="007fa624"/>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3">8</text:span><text:span text:style-name="T1">.</text:span><text:span text:style-name="T5">3.</text:span><text:span text:style-name="T6">3</text:span><text:span text:style-name="T2">.</text:span><text:span text:style-name="T1"> </text:span><text:span text:style-name="T6">¿A qué distancia está el borde?</text:span></text:p>
      <text:p text:style-name="P2"/>
      <text:p text:style-name="P9"><text:bookmark text:name="docs-internal-guid-b44760b6-6ade-65df-5c9a-cc3150d056df"/>El propósito del programa en esta actividad es sencillo: hay que informar en la celda actual cuál es la distancia hasta cada uno de los 4 bordes: bolitas azules para el Norte, negras para el Este, verdes para el Sur y rojas para el Oeste. El desafío es hacerlo sin que el cabezal salga de la celda inicial. Te mostramos algunos tableros finales.</text:p>
      <text:p text:style-name="P10"><text:span text:style-name="T11"><draw:frame draw:style-name="fr1" draw:name="Image1" text:anchor-type="as-char" svg:y="-4.323cm" svg:width="9.999cm" svg:height="4.611cm" draw:z-index="0"><draw:image xlink:href="https://lh4.googleusercontent.com/CQ51No-harWR3UA2faNtu0cAEgx9h881GUrxsJs7d6eh94Rb1QQoY2JBp92RmQwGwRMZVWNMOqx2FDfQlRHH3YqqyQRRgcUUa-3zuTBhnVvscR2gUCCLwgFNz0PgUc1em6CvBxhy" xlink:type="simple" xlink:show="embed" xlink:actuate="onLoad"/><svg:title>AQueDistanciaEstaElBorde-2.png</svg:title></draw:frame></text:span><text:span text:style-name="T11"><draw:frame draw:style-name="fr2" draw:name="Image2" text:anchor-type="as-char" svg:width="9.999cm" svg:height="4.611cm" draw:z-index="1"><draw:image xlink:href="https://lh3.googleusercontent.com/YJhvBLesoKcPLRFntmdims7r9IJowUqLKnIFRQqVwyp_Y9nz6TDzsBmsXFis4PF8F5QL01dltTzNTHVKuw2s0CS8Kj69o1c_B9ZTvH9ANlkZ7xfolh8jJh508RCvP6hxc9p_05EM" xlink:type="simple" xlink:show="embed" xlink:actuate="onLoad"/><svg:title>AQueDistanciaEstaElBorde-1.png</svg:title></draw:frame></text:span></text:p>
      <text:p text:style-name="P6"/>
      <text:p text:style-name="P11"><text:span text:style-name="T7">La idea es hacer un recorrido moviéndose hacia el borde, y acumulando la cantidad de pasos dados, como hicimos con Super Lucho en la actividad anterior. Pero si no podemos movernos, ¿cómo hacemos? Podríamos utilizar una función que informe la cantidad, por ejemplo </text:span><text:span text:style-name="T10">distanciaHastaElBorde(direcciónAMedir)</text:span><text:span text:style-name="T7">. Para eso, fijate en la caja de herramientas, que hay una forma nueva de funciones: las </text:span><text:span text:style-name="T8">funciones con procesamiento</text:span><text:span text:style-name="T7">. El truco es utilizar una característica de estas funciones: al ejecutar una función con procesamiento el cabezal </text:span><text:span text:style-name="T9">se imagina que se mueve</text:span><text:span text:style-name="T7">, pero no lo hace realmente, como si enviase a una copia fantasma de sí mismo, con la única excepción de que si explota la función, explota todo el programa. Experimentá con las funciones con procesamiento, y fijate cómo definir un recorrido dentro de una función. Acordate que la función debe retornar el valor pedido al terminar.</text:span></text:p>
      <table:table table:name="Table1" table:style-name="Table1">
        <table:table-column table:style-name="Table1.A"/>
        <table:table-row>
          <table:table-cell table:style-name="Table1.A1" office:value-type="string">
            <text:p text:style-name="P5"><text:span text:style-name="T8">Pastilla:</text:span><text:span text:style-name="T11"> </text:span><text:span text:style-name="T7">Nomenclatura</text:span></text:p>
            <text:p text:style-name="P3"><text:span text:style-name="T7">Las funciones que realizan acciones antes de devolver el valor se denominan </text:span><text:span text:style-name="T8">funciones con procesamiento</text:span><text:span text:style-name="T7">. Pero como el propósito de una función es devolver un valor, ese procesamiento no es real, sino imaginario: el que usa la función no lo ve, ni se entera de que existió, salvo que la función explote.</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18T15:26:04.166000000</dc:date>
    <meta:editing-duration>PT6H7M19S</meta:editing-duration>
    <meta:editing-cycles>99</meta:editing-cycles>
    <meta:generator>LibreOffice/4.2.5.2$Windows_x86 LibreOffice_project/6ff819b65674ae6c83f3cbab9e4a4c2b292a7a94</meta:generator>
    <meta:document-statistic meta:table-count="1" meta:image-count="2" meta:object-count="0" meta:page-count="1" meta:paragraph-count="6" meta:word-count="266" meta:character-count="1604" meta:non-whitespace-character-count="1343"/>
  </office:meta>
</office:document-meta>
</file>